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72d5" officeooo:paragraph-rsid="000f72d5"/>
    </style:style>
    <style:style style:name="T1" style:family="text">
      <style:text-properties officeooo:rsid="000f72d5"/>
    </style:style>
    <style:style style:name="T2" style:family="text">
      <style:text-properties officeooo:rsid="0010c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Ricerca</text:text-input> <text:span text:style-name="T2">(1-6-14-15-17-18-19-22-23-36-37-47-48)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Personale amministrativo</text:text-input></text:p>
          </table:table-cell>
          <table:table-cell table:style-name="Tabella1.B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Personale amministrativo dell'asilo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RicercaIscrittiDaAmministratoreForm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Il form compilato dall'amministratore per effettuare una ricerca avanzata degli iscrit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RicercaIscrittiDaAmministratoreControl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4" office:value-type="string">
            <text:p text:style-name="Table_20_Contents"><text:text-input text:description=""/><text:span text:style-name="T1">Control relativo a RicercaIscrittiDaAmministratore</text:span></text:p>
          </table:table-cell>
        </table:table-row>
        <table:table-row>
          <table:table-cell table:style-name="Tabella1.A5" office:value-type="string">
            <text:p text:style-name="Table_20_Contents"><text:text-input text:description="">Iscritto</text:text-input></text:p>
          </table:table-cell>
          <table:table-cell table:style-name="Tabella1.B5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5" office:value-type="string">
            <text:p text:style-name="Table_20_Contents"><text:text-input text:description="">Bambini iscritti all'asilo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RicercaButton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Pulsante che permette di effettuare ricerche in genere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Personale asilo</text:text-input></text:p>
          </table:table-cell>
          <table:table-cell table:style-name="Tabella1.B7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7" office:value-type="string">
            <text:p text:style-name="Table_20_Contents"><text:text-input text:description="">Personale dell'asilo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RicercaPersonaleDaPersonaleAsiloForm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Form contenente i dati visibili dal persona asilo per effettuare una ricerca sul personale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RicercaPersonaleDaPersonaleAsiloControl</text:text-input></text:p>
          </table:table-cell>
          <table:table-cell table:style-name="Tabella1.B9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9" office:value-type="string">
            <text:p text:style-name="Table_20_Contents"><text:text-input text:description=""/><text:span text:style-name="T1">Control relativo a RicercaPersonaleDaPersonaleAsilo</text:span></text:p>
          </table:table-cell>
        </table:table-row>
        <table:table-row>
          <table:table-cell table:style-name="Tabella1.A10" office:value-type="string">
            <text:p text:style-name="Table_20_Contents"><text:text-input text:description="">OrdinaCampoButton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Pulsante/campo sul quale è possibile cliccare per ordinare una ricerca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OrdinaCampoControl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1" office:value-type="string">
            <text:p text:style-name="Table_20_Contents"><text:text-input text:description=""/><text:span text:style-name="T1">Control relativo a OrdinaCampo</text:span></text:p>
          </table:table-cell>
        </table:table-row>
        <table:table-row>
          <table:table-cell table:style-name="Tabella1.A12" office:value-type="string">
            <text:p text:style-name="Table_20_Contents"><text:text-input text:description="">RicercaGeneralizzataForm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2" office:value-type="string">
            <text:p text:style-name="Table_20_Contents"><text:text-input text:description="">Form contenente i campi in comune di tutte le ricerche (nome, cognome.. )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RicercaGeneralizzataControl</text:text-input></text:p>
          </table:table-cell>
          <table:table-cell table:style-name="Tabella1.B13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3" office:value-type="string">
            <text:p text:style-name="Table_20_Contents"><text:text-input text:description=""/><text:span text:style-name="T1">Control relativo a RicercaGeneralizzata</text:span></text:p>
          </table:table-cell>
        </table:table-row>
        <table:table-row>
          <table:table-cell table:style-name="Tabella1.A14" office:value-type="string">
            <text:p text:style-name="Table_20_Contents"><text:text-input text:description="">PersonaleFormazione</text:text-input></text:p>
          </table:table-cell>
          <table:table-cell table:style-name="Tabella1.B1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4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15" office:value-type="string">
            <text:p text:style-name="Table_20_Contents"><text:text-input text:description="">RicercaIscrittiDaFormazioneForm</text:text-input></text:p>
          </table:table-cell>
          <table:table-cell table:style-name="Tabella1.B1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5" office:value-type="string">
            <text:p text:style-name="Table_20_Contents"><text:text-input text:description="">Form per la ricerca degli iscritti da parte del personale di formazione</text:text-input></text:p>
          </table:table-cell>
        </table:table-row>
        <table:table-row>
          <table:table-cell table:style-name="Tabella1.A16" office:value-type="string">
            <text:p text:style-name="Table_20_Contents"><text:text-input text:description="">RicercaIscrittiDaFormazioneControl</text:text-input></text:p>
          </table:table-cell>
          <table:table-cell table:style-name="Tabella1.B16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6" office:value-type="string">
            <text:p text:style-name="Table_20_Contents"><text:text-input text:description=""/><text:span text:style-name="T1">Control relativo a RicercaIscrittiDaFormazione</text:span></text:p>
          </table:table-cell>
        </table:table-row>
        <table:table-row>
          <table:table-cell table:style-name="Tabella1.A17" office:value-type="string">
            <text:p text:style-name="Table_20_Contents"><text:text-input text:description="">Genitore</text:text-input></text:p>
          </table:table-cell>
          <table:table-cell table:style-name="Tabella1.B17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7" office:value-type="string">
            <text:p text:style-name="Table_20_Contents"><text:text-input text:description="">Genitore dei bambini iscritti all'asilo</text:text-input></text:p>
          </table:table-cell>
        </table:table-row>
        <table:table-row>
          <table:table-cell table:style-name="Tabella1.A18" office:value-type="string">
            <text:p text:style-name="Table_20_Contents"><text:text-input text:description="">RicercaPersonaleDaGenitoreForm</text:text-input></text:p>
          </table:table-cell>
          <table:table-cell table:style-name="Tabella1.B1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8" office:value-type="string">
            <text:p text:style-name="Table_20_Contents"><text:text-input text:description="">Form contenente i campi per effettuare una ricerca sul personale da parte dei genitori</text:text-input></text:p>
          </table:table-cell>
        </table:table-row>
        <table:table-row>
          <table:table-cell table:style-name="Tabella1.A19" office:value-type="string">
            <text:p text:style-name="Table_20_Contents"><text:text-input text:description="">RicercaPersonaleDaGenitoreControl</text:text-input></text:p>
          </table:table-cell>
          <table:table-cell table:style-name="Tabella1.B19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9" office:value-type="string">
            <text:p text:style-name="Table_20_Contents"><text:text-input text:description="">Control relativo a RicercaPersonaleDaGenitore</text:text-input></text:p>
          </table:table-cell>
        </table:table-row>
        <table:table-row>
          <table:table-cell table:style-name="Tabella1.A20" office:value-type="string">
            <text:p text:style-name="Table_20_Contents"><text:text-input text:description="">VisualizzaSchedaUtenteButton</text:text-input></text:p>
          </table:table-cell>
          <table:table-cell table:style-name="Tabella1.B2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0" office:value-type="string">
            <text:p text:style-name="Table_20_Contents"><text:text-input text:description="">Pulsante che permette di accedere alla scheda di un utente</text:text-input></text:p>
          </table:table-cell>
        </table:table-row>
        <table:table-row>
          <table:table-cell table:style-name="Tabella1.A21" office:value-type="string">
            <text:p text:style-name="Table_20_Contents"><text:text-input text:description="">VisualizzaSchedaUtenteControl</text:text-input></text:p>
          </table:table-cell>
          <table:table-cell table:style-name="Tabella1.B21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21" office:value-type="string">
            <text:p text:style-name="Table_20_Contents"><text:text-input text:description="">Control relativo a VisualizzaSchedaUtente
</text:text-input></text:p>
          </table:table-cell>
        </table:table-row>
        <table:table-row>
          <table:table-cell table:style-name="Tabella1.A22" office:value-type="string">
            <text:p text:style-name="P1">VisualizzaSchedaUtenteDaAmministrativoControl</text:p>
          </table:table-cell>
          <table:table-cell table:style-name="Tabella1.B22" office:value-type="string">
            <text:p text:style-name="P1">Control</text:p>
          </table:table-cell>
          <table:table-cell table:style-name="Tabella1.C22" office:value-type="string">
            <text:p text:style-name="P1">Control relativo a VisualizzaSchedaUtente da parte dell'amministrator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19:43.14</meta:creation-date>
    <meta:editing-duration>PT10M35S</meta:editing-duration>
    <meta:editing-cycles>6</meta:editing-cycles>
    <meta:generator>LibreOffice/3.6$Windows_x86 LibreOffice_project/da8c1e6-fd468f4-454e206-f42a4a9-143cfd</meta:generator>
    <dc:date>2012-10-26T20:04:20.22</dc:date>
    <meta:document-statistic meta:table-count="1" meta:image-count="0" meta:object-count="0" meta:page-count="1" meta:paragraph-count="67" meta:word-count="193" meta:character-count="1887" meta:non-whitespace-character-count="175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